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96c" officeooo:paragraph-rsid="001cc96c"/>
    </style:style>
    <style:style style:name="P2" style:family="paragraph" style:parent-style-name="Standard">
      <style:paragraph-properties fo:text-align="start" style:justify-single-word="false"/>
      <style:text-properties officeooo:rsid="001cc96c" officeooo:paragraph-rsid="001cc96c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d14e2" officeooo:paragraph-rsid="001d14e2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officeooo:rsid="001cc96c" officeooo:paragraph-rsid="001cc96c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text-properties officeooo:rsid="001d61ab" officeooo:paragraph-rsid="001d61ab"/>
    </style:style>
    <style:style style:name="T1" style:family="text">
      <style:text-properties officeooo:rsid="001d14e2"/>
    </style:style>
    <style:style style:name="T2" style:family="text">
      <style:text-properties officeooo:rsid="001d6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postgreSQL</text:p>
      <text:p text:style-name="P1"/>
      <text:p text:style-name="P2"><text:tab/></text:p>
      <text:p text:style-name="P2"><text:tab/></text:p>
      <text:p text:style-name="P1"/>
      <text:p text:style-name="P4">Voici les commandes à taper pour installer votre instance de la base de données.</text:p>
      <text:p text:style-name="Preformatted_20_Text"/>
      <text:p text:style-name="Preformatted_20_Text"># devenir root</text:p>
      <text:p text:style-name="Preformatted_20_Text">su -</text:p>
      <text:p text:style-name="Preformatted_20_Text"/>
      <text:p text:style-name="Preformatted_20_Text"># installer le SGBDR et wget (au cas où on ne l'aurait pas encore)</text:p>
      <text:p text:style-name="Preformatted_20_Text">apt-get install postgresql</text:p>
      <text:p text:style-name="Preformatted_20_Text"/>
      <text:p text:style-name="Preformatted_20_Text"># toujours en tant que root, devenir l'administrateur du SGBD</text:p>
      <text:p text:style-name="Preformatted_20_Text">su - postgres</text:p>
      <text:p text:style-name="Preformatted_20_Text"/>
      <text:p text:style-name="P6"># créer un compte d'utilisateur</text:p>
      <text:p text:style-name="P6">creatuser oparihack</text:p>
      <text:p text:style-name="P6"/>
      <text:p text:style-name="Preformatted_20_Text"># Créer une fois pour toutes la base de données laguntzaile dont le</text:p>
      <text:p text:style-name="Preformatted_20_Text"># propriétaire sera l'utilisateur "<text:span text:style-name="T1">oparihack</text:span>" (<text:span text:style-name="T1">il s'agit du nom d'utilisateur de # la session</text:span>)</text:p>
      <text:p text:style-name="Preformatted_20_Text">createdb -O <text:span text:style-name="T2">oparihack</text:span>laguntzaile</text:p>
      <text:p text:style-name="Preformatted_20_Text"/>
      <text:p text:style-name="Preformatted_20_Text"># redevenir root</text:p>
      <text:p text:style-name="Preformatted_20_Text">exit</text:p>
      <text:p text:style-name="Preformatted_20_Text"/>
      <text:p text:style-name="Preformatted_20_Text"># redevenir soi-même</text:p>
      <text:p text:style-name="Preformatted_20_Text">exit</text:p>
      <text:p text:style-name="Preformatted_20_Text"/>
      <text:p text:style-name="Preformatted_20_Text"># télécharger les commandes SQL qui vont bien et les appliquer sur la</text:p>
      <text:p text:style-name="Preformatted_20_Text"># base laguntzaile</text:p>
      <text:p text:style-name="Preformatted_20_Text">wget -O - <text:a xlink:type="simple" xlink:href="http://ldd.fr/%7Eseb/dump.sql.gz" text:style-name="Internet_20_link" text:visited-style-name="Visited_20_Internet_20_Link">http://ldd.fr/~seb/dump.sql.gz</text:a>|zcat| psql -f - laguntzaile</text:p>
      <text:p text:style-name="Preformatted_20_Text"/>
      <text:p text:style-name="Preformatted_20_Text"/>
      <text:p text:style-name="Preformatted_20_Text">Ensuite pour tester (optionnel) :</text:p>
      <text:p text:style-name="Preformatted_20_Text"/>
      <text:p text:style-name="Preformatted_20_Text"># Rentrer dans la base pour accéder aux données</text:p>
      <text:p text:style-name="Preformatted_20_Text">psql laguntzaile</text:p>
      <text:p text:style-name="Preformatted_20_Text"/>
      <text:p text:style-name="Preformatted_20_Text"># taper une requête</text:p>
      <text:p text:style-name="Preformatted_20_Text">select * from evenement;</text:p>
      <text:p text:style-name="Preformatted_20_Text"/>
      <text:p text:style-name="Preformatted_20_Text"># pour apprendre à se servir de psql</text:p>
      <text:p text:style-name="Preformatted_20_Text">help</text:p>
      <text:p text:style-name="Preformatted_20_Text"/>
      <text:p text:style-name="Preformatted_20_Text"/>
      <text:p text:style-name="Preformatted_20_Text">Comme ça vous avez la structure de ma base, des données dans les tables</text:p>
      <text:p text:style-name="Preformatted_20_Text">et des vues qui vont servir à vos développements. Nous avons déjà vu la</text:p>
      <text:p text:style-name="Preformatted_20_Text">structure des tables, et pour les vues je vous dirai à chaque</text:p>
      <text:p text:style-name="Preformatted_20_Text">développement quelle(s) vue(s) utiliser. Il en manque encore</text:p>
      <text:p text:style-name="P5">probablement, et certaines sont encore bugguées peut-êtr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0T15:24:25.533946288</meta:creation-date>
    <dc:date>2015-04-10T15:33:45.299720345</dc:date>
    <dc:creator>oparihack </dc:creator>
    <meta:editing-duration>PT5M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4" meta:word-count="208" meta:character-count="1231" meta:non-whitespace-character-count="1053"/>
  </office:meta>
</office:document-meta>
</file>